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akkau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 KB</text:p>
          </table:table-cell>
          <table:table-cell office:value-type="string">
            <text:p>100 KB</text:p>
          </table:table-cell>
          <table:table-cell office:value-type="string">
            <text:p>1000 KB</text:p>
          </table:table-cell>
          <table:table-cell office:value-type="string">
            <text:p>2000 KB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488">
            <text:p>488</text:p>
          </table:table-cell>
          <table:table-cell office:value-type="float" office:value="46540">
            <text:p>46540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486">
            <text:p>486</text:p>
          </table:table-cell>
          <table:table-cell office:value-type="float" office:value="46308">
            <text:p>46308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469">
            <text:p>469</text:p>
          </table:table-cell>
          <table:table-cell office:value-type="float" office:value="44309">
            <text:p>44309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479">
            <text:p>479</text:p>
          </table:table-cell>
          <table:table-cell office:value-type="float" office:value="46198">
            <text:p>46198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517">
            <text:p>517</text:p>
          </table:table-cell>
          <table:table-cell office:value-type="float" office:value="42836">
            <text:p>42836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490">
            <text:p>490</text:p>
          </table:table-cell>
          <table:table-cell office:value-type="float" office:value="43021">
            <text:p>4302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Purk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 KB</text:p>
          </table:table-cell>
          <table:table-cell office:value-type="string">
            <text:p>100 KB</text:p>
          </table:table-cell>
          <table:table-cell office:value-type="string">
            <text:p>1000 KB</text:p>
          </table:table-cell>
          <table:table-cell office:value-type="string">
            <text:p>2000 KB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169">
            <text:p>2169</text:p>
          </table:table-cell>
          <table:table-cell office:value-type="float" office:value="202892">
            <text:p>202892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204">
            <text:p>2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326">
            <text:p>2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2161">
            <text:p>2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2144">
            <text:p>2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2211">
            <text:p>22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58:35.71</meta:creation-date>
    <dc:date>2014-11-30T21:33:54.73</dc:date>
    <meta:editing-duration>PT23M56S</meta:editing-duration>
    <meta:editing-cycles>2</meta:editing-cycles>
    <meta:generator>LibreOffice/4.0.3.3$Windows_x86 LibreOffice_project/0eaa50a932c8f2199a615e1eb30f7ac74279539</meta:generator>
    <meta:document-statistic meta:table-count="1" meta:cell-count="41" meta:object-count="0"/>
  </office:meta>
</office:document-meta>
</file>